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Heading_20_2">
      <style:text-properties officeooo:paragraph-rsid="03f4cd97"/>
    </style:style>
    <style:style style:name="P5" style:family="paragraph" style:parent-style-name="Text_20_body" style:list-style-name="L9">
      <style:text-properties officeooo:paragraph-rsid="03f4cd97"/>
    </style:style>
    <style:style style:name="P6" style:family="paragraph" style:parent-style-name="Text_20_body">
      <style:text-properties officeooo:rsid="03f8688e" officeooo:paragraph-rsid="03f8688e"/>
    </style:style>
    <style:style style:name="P7" style:family="paragraph" style:parent-style-name="Heading_20_1">
      <style:text-properties officeooo:rsid="03f6a5de" officeooo:paragraph-rsid="03f6a5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3f9437a" style:font-weight-asian="normal" style:font-weight-complex="normal"/>
    </style:style>
    <style:style style:name="T4" style:family="text">
      <style:text-properties fo:font-weight="normal" officeooo:rsid="03fabb75" style:font-weight-asian="normal" style:font-weight-complex="normal"/>
    </style:style>
    <style:style style:name="T5" style:family="text">
      <style:text-properties fo:font-weight="normal" officeooo:rsid="03fae783" style:font-weight-asian="normal" style:font-weight-complex="normal"/>
    </style:style>
    <style:style style:name="T6" style:family="text">
      <style:text-properties officeooo:rsid="033bd0c4"/>
    </style:style>
    <style:style style:name="T7" style:family="text">
      <style:text-properties officeooo:rsid="03fabb7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העמסת אופרטורים</text:h>
      <text:p text:style-name="P6"><text:span text:style-name="T1">העמסה</text:span> (overloading) היא מצב של כמה פונקציות עם אותו שם וארגומנטים <text:span text:style-name="T7">מסוגים </text:span>שונים.</text:p>
      <text:p text:style-name="P6">בשפת ++C, <text:span text:style-name="T1">גם אופרטור הוא פונקציה</text:span><text:span text:style-name="T2">, ולכן אפשר להעמיס אופרטורים. </text:span><text:span text:style-name="T3">אפשר להגדיר אופרטורים </text:span><text:span text:style-name="T4">המבצעים פעולות שונות </text:span><text:span text:style-name="T5">לפי סוג הארגומנטים המועברים אליהם.</text:span></text:p>
      <text:p text:style-name="P6"><text:span text:style-name="T5"/></text:p>
      <text:p text:style-name="P4">מקורות</text:p>
      <text:list xml:id="list3750587576043926592" text:style-name="L9">
        <text:list-item>
          <text:p text:style-name="P5">מצגת של<text:span text:style-name="T6"> </text:span>אופיר פלא.</text:p>
        </text:list-item>
      </text:list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3T20:02:14.972418453</dc:date>
    <meta:editing-duration>P7DT20H48M36S</meta:editing-duration>
    <meta:editing-cycles>924</meta:editing-cycles>
    <meta:document-statistic meta:table-count="0" meta:image-count="0" meta:object-count="0" meta:page-count="1" meta:paragraph-count="8" meta:word-count="52" meta:character-count="300" meta:non-whitespace-character-count="257"/>
  </office:meta>
</office:document-meta>
</file>